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EasyReadingPRO" svg:font-family="EasyReadingPRO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EasyReadingPR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EasyReadingPR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EasyReadingPR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EasyReadingPRO" fo:font-weight="bold" style:font-weight-asian="bold" style:font-weight-complex="bold" fo:font-size="15pt" style:font-size-asian="15pt" style:font-size-complex="18pt"/>
    </style:style>
    <style:style style:name="P2" style:parent-style-name="Standard" style:family="paragraph">
      <style:text-properties style:font-name="EasyReadingPRO"/>
    </style:style>
    <style:style style:name="P3" style:parent-style-name="Standard" style:family="paragraph">
      <style:text-properties style:font-name="EasyReadingPRO"/>
    </style:style>
    <style:style style:name="P4" style:parent-style-name="Standard" style:family="paragraph">
      <style:text-properties style:font-name="EasyReadingPRO"/>
    </style:style>
    <style:style style:name="P5" style:parent-style-name="Standard" style:family="paragraph">
      <style:text-properties style:font-name="EasyReadingPRO"/>
    </style:style>
    <style:style style:name="P6" style:parent-style-name="Standard" style:family="paragraph">
      <style:text-properties style:font-name="EasyReadingPRO"/>
    </style:style>
    <style:style style:name="P7" style:parent-style-name="Standard" style:family="paragraph">
      <style:text-properties style:font-name="EasyReadingPRO"/>
    </style:style>
    <style:style style:name="P8" style:parent-style-name="Standard" style:family="paragraph">
      <style:text-properties style:font-name="EasyReadingPRO"/>
    </style:style>
    <style:style style:name="P9" style:parent-style-name="Standard" style:family="paragraph">
      <style:text-properties style:font-name="EasyReadingPRO" fo:font-weight="bold" style:font-weight-asian="bold" style:font-weight-complex="bold" fo:font-size="14pt" style:font-size-asian="14pt" style:font-size-complex="16pt"/>
    </style:style>
    <style:style style:name="P10" style:parent-style-name="Standard" style:list-style-name="LFO3" style:family="paragraph">
      <style:text-properties style:font-name="EasyReadingPRO"/>
    </style:style>
    <style:style style:name="P11" style:parent-style-name="Standard" style:list-style-name="LFO3" style:family="paragraph">
      <style:text-properties style:font-name="EasyReadingPRO"/>
    </style:style>
    <style:style style:name="P12" style:parent-style-name="Standard" style:list-style-name="LFO3" style:family="paragraph">
      <style:text-properties style:font-name="EasyReadingPRO"/>
    </style:style>
    <style:style style:name="P13" style:parent-style-name="Standard" style:family="paragraph">
      <style:paragraph-properties fo:margin-left="0.5in">
        <style:tab-stops/>
      </style:paragraph-properties>
      <style:text-properties style:font-name="EasyReadingPRO"/>
    </style:style>
    <style:style style:name="P14" style:parent-style-name="Standard" style:family="paragraph">
      <style:text-properties style:font-name="EasyReadingPRO"/>
    </style:style>
    <style:style style:name="P15" style:parent-style-name="Standard" style:list-style-name="LFO3" style:family="paragraph">
      <style:text-properties style:font-name="EasyReadingPRO"/>
    </style:style>
    <style:style style:name="P16" style:parent-style-name="Standard" style:list-style-name="LFO3" style:family="paragraph">
      <style:text-properties style:font-name="EasyReadingPRO"/>
    </style:style>
    <style:style style:name="P17" style:parent-style-name="Standard" style:list-style-name="LFO3" style:family="paragraph">
      <style:text-properties style:font-name="EasyReadingPRO"/>
    </style:style>
    <style:style style:name="P18" style:parent-style-name="Standard" style:list-style-name="LFO3" style:family="paragraph">
      <style:text-properties style:font-name="EasyReadingPRO"/>
    </style:style>
    <style:style style:name="P19" style:parent-style-name="Standard" style:list-style-name="LFO3" style:family="paragraph">
      <style:text-properties style:font-name="EasyReadingPRO"/>
    </style:style>
    <style:style style:name="P20" style:parent-style-name="Standard" style:list-style-name="LFO3" style:family="paragraph">
      <style:text-properties style:font-name="EasyReadingPRO"/>
    </style:style>
    <style:style style:name="P21" style:parent-style-name="Standard" style:list-style-name="LFO3" style:family="paragraph">
      <style:text-properties style:font-name="EasyReadingPRO"/>
    </style:style>
    <style:style style:name="P22" style:parent-style-name="Standard" style:list-style-name="LFO3" style:family="paragraph">
      <style:text-properties style:font-name="EasyReadingPRO"/>
    </style:style>
    <style:style style:name="P23" style:parent-style-name="Standard" style:list-style-name="LFO3" style:family="paragraph">
      <style:text-properties style:font-name="EasyReadingPRO"/>
    </style:style>
    <style:style style:name="P24" style:parent-style-name="Standard" style:list-style-name="LFO3" style:family="paragraph">
      <style:text-properties style:font-name="EasyReadingPRO"/>
    </style:style>
    <style:style style:name="P25" style:parent-style-name="Standard" style:list-style-name="LFO3" style:family="paragraph">
      <style:text-properties style:font-name="EasyReadingPRO"/>
    </style:style>
    <style:style style:name="P26" style:parent-style-name="Standard" style:list-style-name="LFO3" style:family="paragraph">
      <style:text-properties style:font-name="EasyReadingPRO"/>
    </style:style>
    <style:style style:name="P27" style:parent-style-name="Standard" style:list-style-name="LFO3" style:family="paragraph">
      <style:text-properties style:font-name="EasyReadingPRO"/>
    </style:style>
    <style:style style:name="P28" style:parent-style-name="Standard" style:list-style-name="LFO3" style:family="paragraph">
      <style:text-properties style:font-name="EasyReadingPRO"/>
    </style:style>
    <style:style style:name="P29" style:parent-style-name="Standard" style:list-style-name="LFO3" style:family="paragraph">
      <style:text-properties style:font-name="EasyReadingPRO"/>
    </style:style>
    <style:style style:name="P30" style:parent-style-name="Standard" style:list-style-name="LFO3" style:family="paragraph">
      <style:text-properties style:font-name="EasyReadingPRO"/>
    </style:style>
    <style:style style:name="P31" style:parent-style-name="Standard" style:list-style-name="LFO3" style:family="paragraph">
      <style:text-properties style:font-name="EasyReadingPRO"/>
    </style:style>
    <style:style style:name="P32" style:parent-style-name="Standard" style:list-style-name="LFO3" style:family="paragraph">
      <style:text-properties style:font-name="EasyReadingPRO"/>
    </style:style>
    <style:style style:name="P33" style:parent-style-name="Standard" style:list-style-name="LFO3" style:family="paragraph">
      <style:text-properties style:font-name="EasyReadingPRO"/>
    </style:style>
    <style:style style:name="P34" style:parent-style-name="Standard" style:list-style-name="LFO3" style:family="paragraph">
      <style:text-properties style:font-name="EasyReadingPRO"/>
    </style:style>
    <style:style style:name="P35" style:parent-style-name="Standard" style:list-style-name="LFO3" style:family="paragraph">
      <style:text-properties style:font-name="EasyReadingPRO"/>
    </style:style>
    <style:style style:name="P36" style:parent-style-name="Standard" style:list-style-name="LFO3" style:family="paragraph">
      <style:text-properties style:font-name="EasyReadingPRO"/>
    </style:style>
    <style:style style:name="P37" style:parent-style-name="Standard" style:list-style-name="LFO3" style:family="paragraph">
      <style:text-properties style:font-name="EasyReadingPRO"/>
    </style:style>
    <style:style style:name="P38" style:parent-style-name="Standard" style:list-style-name="LFO3" style:family="paragraph">
      <style:text-properties style:font-name="EasyReadingPRO"/>
    </style:style>
    <style:style style:name="P39" style:parent-style-name="Standard" style:list-style-name="LFO3" style:family="paragraph">
      <style:text-properties style:font-name="EasyReadingPRO"/>
    </style:style>
    <style:style style:name="P40" style:parent-style-name="Standard" style:list-style-name="LFO3" style:family="paragraph">
      <style:text-properties style:font-name="EasyReadingPRO"/>
    </style:style>
    <style:style style:name="P41" style:parent-style-name="Standard" style:list-style-name="LFO3" style:family="paragraph">
      <style:text-properties style:font-name="EasyReadingPRO"/>
    </style:style>
    <style:style style:name="P42" style:parent-style-name="Standard" style:list-style-name="LFO3" style:family="paragraph">
      <style:text-properties style:font-name="EasyReadingPRO"/>
    </style:style>
    <style:style style:name="P43" style:parent-style-name="Standard" style:list-style-name="LFO3" style:family="paragraph">
      <style:text-properties style:font-name="EasyReadingPRO"/>
    </style:style>
    <style:style style:name="P44" style:parent-style-name="Standard" style:list-style-name="LFO3" style:family="paragraph">
      <style:text-properties style:font-name="EasyReadingPRO"/>
    </style:style>
    <style:style style:name="P45" style:parent-style-name="Standard" style:list-style-name="LFO3" style:family="paragraph">
      <style:text-properties style:font-name="EasyReadingPRO"/>
    </style:style>
    <style:style style:name="P46" style:parent-style-name="Standard" style:family="paragraph">
      <style:text-properties style:font-name="EasyReadingPRO"/>
    </style:style>
    <style:style style:name="P47" style:parent-style-name="Standard" style:family="paragraph">
      <style:text-properties style:font-name="EasyReadingPRO" fo:font-weight="bold" style:font-weight-asian="bold" style:font-weight-complex="bold" fo:font-size="14pt" style:font-size-asian="14pt" style:font-size-complex="16pt"/>
    </style:style>
    <style:style style:name="P48" style:parent-style-name="Standard" style:list-style-name="LFO3" style:family="paragraph">
      <style:text-properties style:font-name="EasyReadingPRO"/>
    </style:style>
    <style:style style:name="P49" style:parent-style-name="Standard" style:list-style-name="LFO3" style:family="paragraph">
      <style:text-properties style:font-name="EasyReadingPRO"/>
    </style:style>
    <style:style style:name="P50" style:parent-style-name="Standard" style:list-style-name="LFO3" style:family="paragraph">
      <style:text-properties style:font-name="EasyReadingPRO"/>
    </style:style>
    <style:style style:name="P51" style:parent-style-name="Standard" style:list-style-name="LFO3" style:family="paragraph">
      <style:text-properties style:font-name="EasyReadingPRO"/>
    </style:style>
    <style:style style:name="P52" style:parent-style-name="Standard" style:list-style-name="LFO3" style:family="paragraph">
      <style:text-properties style:font-name="EasyReadingPRO"/>
    </style:style>
    <style:style style:name="P53" style:parent-style-name="Standard" style:list-style-name="LFO3" style:family="paragraph">
      <style:text-properties style:font-name="EasyReadingPRO"/>
    </style:style>
    <style:style style:name="P54" style:parent-style-name="Standard" style:list-style-name="LFO3" style:family="paragraph">
      <style:text-properties style:font-name="EasyReadingPRO"/>
    </style:style>
    <style:style style:name="P55" style:parent-style-name="Standard" style:family="paragraph">
      <style:text-properties style:font-name="EasyReadingPRO"/>
    </style:style>
    <style:style style:name="P56" style:parent-style-name="Standard" style:family="paragraph">
      <style:text-properties style:font-name="EasyReadingPRO" fo:font-weight="bold" style:font-weight-asian="bold" style:font-weight-complex="bold" fo:font-size="14pt" style:font-size-asian="14pt" style:font-size-complex="16pt"/>
    </style:style>
    <style:style style:name="P57" style:parent-style-name="Standard" style:family="paragraph">
      <style:text-properties style:font-name="EasyReadingPRO"/>
    </style:style>
    <style:style style:name="P58" style:parent-style-name="Standard" style:family="paragraph">
      <style:text-properties style:font-name="EasyReadingPRO" fo:font-size="14pt" style:font-size-asian="14pt" style:font-size-complex="16pt" style:text-underline-type="single" style:text-underline-style="solid" style:text-underline-width="auto" style:text-underline-mode="continuous"/>
    </style:style>
    <style:style style:name="P59" style:parent-style-name="Standard" style:list-style-name="LFO3" style:family="paragraph">
      <style:text-properties style:font-name="EasyReadingPRO"/>
    </style:style>
    <style:style style:name="P60" style:parent-style-name="Standard" style:list-style-name="LFO3" style:family="paragraph">
      <style:text-properties style:font-name="EasyReadingPRO"/>
    </style:style>
    <style:style style:name="P61" style:parent-style-name="Standard" style:list-style-name="LFO3" style:family="paragraph">
      <style:text-properties style:font-name="EasyReadingPRO"/>
    </style:style>
    <style:style style:name="P62" style:parent-style-name="Standard" style:list-style-name="LFO3" style:family="paragraph">
      <style:text-properties style:font-name="EasyReadingPRO"/>
    </style:style>
    <style:style style:name="P63" style:parent-style-name="Standard" style:list-style-name="LFO3" style:family="paragraph">
      <style:text-properties style:font-name="EasyReadingPRO"/>
    </style:style>
    <style:style style:name="P64" style:parent-style-name="Standard" style:family="paragraph">
      <style:text-properties style:font-name="EasyReadingPRO"/>
    </style:style>
    <style:style style:name="P65" style:parent-style-name="Standard" style:family="paragraph">
      <style:text-properties style:font-name="EasyReadingPRO" fo:font-size="14pt" style:font-size-asian="14pt" style:font-size-complex="16pt" style:text-underline-type="single" style:text-underline-style="solid" style:text-underline-width="auto" style:text-underline-mode="continuous"/>
    </style:style>
    <style:style style:name="P66" style:parent-style-name="Standard" style:list-style-name="LFO3" style:family="paragraph">
      <style:text-properties style:font-name="EasyReadingPRO"/>
    </style:style>
    <style:style style:name="P67" style:parent-style-name="Standard" style:list-style-name="LFO3" style:family="paragraph">
      <style:text-properties style:font-name="EasyReadingPRO"/>
    </style:style>
    <style:style style:name="P68" style:parent-style-name="Standard" style:list-style-name="LFO3" style:family="paragraph">
      <style:text-properties style:font-name="EasyReadingPRO"/>
    </style:style>
    <style:style style:name="P69" style:parent-style-name="Standard" style:list-style-name="LFO3" style:family="paragraph">
      <style:text-properties style:font-name="EasyReadingPRO"/>
    </style:style>
    <style:style style:name="P70" style:parent-style-name="Standard" style:list-style-name="LFO3" style:family="paragraph">
      <style:text-properties style:font-name="EasyReadingPRO"/>
    </style:style>
    <style:style style:name="P71" style:parent-style-name="Standard" style:list-style-name="LFO3" style:family="paragraph">
      <style:text-properties style:font-name="EasyReadingPRO"/>
    </style:style>
    <style:style style:name="P72" style:parent-style-name="Standard" style:list-style-name="LFO3" style:family="paragraph">
      <style:text-properties style:font-name="EasyReadingPRO"/>
    </style:style>
    <style:style style:name="P73" style:parent-style-name="Standard" style:list-style-name="LFO3" style:family="paragraph">
      <style:text-properties style:font-name="EasyReadingPRO"/>
    </style:style>
    <style:style style:name="P74" style:parent-style-name="Standard" style:list-style-name="LFO3" style:family="paragraph"/>
    <style:style style:name="T75" style:parent-style-name="Car.predefinitoparagrafo" style:family="text">
      <style:text-properties style:font-name="EasyReadingPRO"/>
    </style:style>
    <style:style style:name="T76" style:parent-style-name="Car.predefinitoparagrafo" style:family="text">
      <style:text-properties style:font-name="EasyReadingPRO"/>
    </style:style>
    <style:style style:name="T77" style:parent-style-name="Car.predefinitoparagrafo" style:family="text">
      <style:text-properties style:font-name="EasyReadingPRO"/>
    </style:style>
  </office:automatic-styles>
  <office:body>
    <office:text text:use-soft-page-breaks="true">
      <text:p text:style-name="P1">GESTIRE TURNI</text:p>
      <text:p text:style-name="P2"/>
      <text:p text:style-name="P3">Strutturare turni preparatori e turni di servizio con orari</text:p>
      <text:p text:style-name="P4"><text:tab/>possibile modifica, eliminare</text:p>
      <text:p text:style-name="P5">i turni preparatori possono essere raggruppati</text:p>
      <text:p text:style-name="P6">i turni di servizio si può derivare l’ora il luogo e il turno dalle info del<text:s/>servizio</text:p>
      <text:p text:style-name="P7"><text:tab/>si può specificare tempo aggiuntivo pre/post rispetto alla durata del servizio</text:p>
      <text:p text:style-name="P8"/>
      <text:p text:style-name="P9">Testo<text:s/>Progetto</text:p>
      <text:list text:style-name="LFO3" text:continue-numbering="true">
        <text:list-item>
          <text:p text:style-name="P10">organizzatori e chef no turni</text:p>
        </text:list-item>
        <text:list-item>
          <text:p text:style-name="P11">cuochi, personale di sala/servizio hanno turni</text:p>
        </text:list-item>
        <text:list-item>
          <text:p text:style-name="P12">turno ha data, luogo e fascia oraria</text:p>
        </text:list-item>
      </text:list>
      <text:p text:style-name="P13"/>
      <text:p text:style-name="P14">turni di due tipi:</text:p>
      <text:list text:style-name="LFO3" text:continue-numbering="true">
        <text:list-item>
          <text:p text:style-name="P15">preparatori → cuochi</text:p>
          <text:list text:continue-numbering="true">
            <text:list-item>
              <text:p text:style-name="P16">inseriti da organizzatori a monte</text:p>
            </text:list-item>
            <text:list-item>
              <text:p text:style-name="P17">normalmente luogo comune (di default)</text:p>
              <text:list text:continue-numbering="true">
                <text:list-item>
                  <text:p text:style-name="P18">si può modificare</text:p>
                </text:list-item>
              </text:list>
            </text:list-item>
            <text:list-item>
              <text:p text:style-name="P19">modificabili</text:p>
            </text:list-item>
            <text:list-item>
              <text:p text:style-name="P20">possono essere periodici</text:p>
            </text:list-item>
            <text:list-item>
              <text:p text:style-name="P21">la modifica non è nel passato</text:p>
            </text:list-item>
            <text:list-item>
              <text:p text:style-name="P22">diventa<text:s/>immutabile quando c’è personale</text:p>
            </text:list-item>
            <text:list-item>
              <text:p text:style-name="P23">è possibile raggruppare i turni</text:p>
              <text:list text:continue-numbering="true">
                <text:list-item>
                  <text:p text:style-name="P24">o si è disponibili per tutti o per nessuno</text:p>
                </text:list-item>
                <text:list-item>
                  <text:p text:style-name="P25">raggruppamenti singoli (turno x giorno y con turno z giorno w)</text:p>
                </text:list-item>
                <text:list-item>
                  <text:p text:style-name="P26">raggruppamenti ricorrenti (turno x con turno y ogni z fino a dataW)</text:p>
                </text:list-item>
                <text:list-item>
                  <text:p text:style-name="P27">modificabile sia singolarmente sia a gruppo</text:p>
                  <text:list text:continue-numbering="true">
                    <text:list-item>
                      <text:p text:style-name="P28">se non hanno disponibilità segnate</text:p>
                    </text:list-item>
                  </text:list>
                </text:list-item>
              </text:list>
            </text:list-item>
            <text:list-item>
              <text:p text:style-name="P29">modifiche ai turni</text:p>
              <text:list text:continue-numbering="true">
                <text:list-item>
                  <text:p text:style-name="P30">turno singolo: modifico il turno singolo</text:p>
                </text:list-item>
                <text:list-item>
                  <text:p text:style-name="P31">raggruppamento semplice: modifico un singolo turno o tutti i turni</text:p>
                </text:list-item>
                <text:list-item>
                  <text:p text:style-name="P32">turno/gruppo<text:s/>ricorrente: modifico<text:s/>elementi<text:s/>di una<text:s/>singola<text:s/>ricorrenza<text:s/>(es. modifico un turno o un gruppo di una sola settimana) oppure per<text:s/>tutte le ricorrenze<text:s/>(es. cambio orario a tutte le ricorrenze di un turno), oppure<text:s/>la frequenza della ricorrenza</text:p>
                </text:list-item>
              </text:list>
            </text:list-item>
          </text:list>
        </text:list-item>
        <text:list-item>
          <text:p text:style-name="P33">servizio → personale di servizio + cuochi ultimo minuto</text:p>
          <text:list text:continue-numbering="true">
            <text:list-item>
              <text:p text:style-name="P34">inseriti da organizzatori dopo collegamento evento – servizi</text:p>
            </text:list-item>
            <text:list-item>
              <text:p text:style-name="P35">deve essere possibile selezionare l’evento</text:p>
            </text:list-item>
            <text:list-item>
              <text:p text:style-name="P36">il sistema guida<text:s/>l’inserimento dei turni di servizio corrispondenti</text:p>
            </text:list-item>
            <text:list-item>
              <text:p text:style-name="P37">se l’evento è ricorrente lo può essere anche il turno di servizio</text:p>
            </text:list-item>
            <text:list-item>
              <text:p text:style-name="P38">indicabile tempo aggiuntivo per preparazione o per rigovernare</text:p>
              <text:list text:continue-numbering="true">
                <text:list-item>
                  <text:p text:style-name="P39">modificabili fino a quando non ci sono disponibilità</text:p>
                </text:list-item>
              </text:list>
            </text:list-item>
            <text:list-item>
              <text:p text:style-name="P40">possono esserci turni uguali o sovrapposti</text:p>
            </text:list-item>
          </text:list>
        </text:list-item>
        <text:list-item>
          <text:p text:style-name="P41">i cuochi e il personale possono</text:p>
          <text:list text:continue-numbering="true">
            <text:list-item>
              <text:p text:style-name="P42">vedere il calendario</text:p>
            </text:list-item>
            <text:list-item>
              <text:p text:style-name="P43">dare la disponibilità</text:p>
            </text:list-item>
            <text:list-item>
              <text:p text:style-name="P44">togliere la disponibilità</text:p>
              <text:list text:continue-numbering="true">
                <text:list-item>
                  <text:p text:style-name="P45">solo se non sono già stati chiamati da chef o organizzatore</text:p>
                </text:list-item>
              </text:list>
            </text:list-item>
          </text:list>
        </text:list-item>
      </text:list>
      <text:p text:style-name="P46"/>
      <text:soft-page-break/>
      <text:p text:style-name="P47">FAQ</text:p>
      <text:list text:style-name="LFO3" text:continue-numbering="true">
        <text:list-item>
          <text:p text:style-name="P48">possibile raggruppare turni ricorrenti in un gruppo ricorrente, a patto che</text:p>
          <text:list text:continue-numbering="true">
            <text:list-item>
              <text:p text:style-name="P49">tutti i turni siano ricorrenti</text:p>
            </text:list-item>
            <text:list-item>
              <text:p text:style-name="P50">la ricorrenza che voglio dare al gruppo sia la stessa di quella di tutti i turni ricorrenti</text:p>
            </text:list-item>
            <text:list-item>
              <text:p text:style-name="P51">la data di fine ricorrenza del gruppo non deve superare la data di fine ricorrenza di nessuno dei singoli turni ricorrenti</text:p>
            </text:list-item>
          </text:list>
        </text:list-item>
        <text:list-item>
          <text:p text:style-name="P52">la gestione dei turni preparatori<text:s/>e<text:s/>turni di servizio avviene<text:s/>in momenti diversi</text:p>
        </text:list-item>
        <text:list-item>
          <text:p text:style-name="P53">l’inserimento di una data di scadenza oltre la quale non è possibile modificare la disponibilità è facoltativo</text:p>
        </text:list-item>
        <text:list-item>
          <text:p text:style-name="P54">FORSE: ricorrenza solo per turni preparatori (se ho capito bene le prof devono guardare e decidere come fare)</text:p>
        </text:list-item>
      </text:list>
      <text:p text:style-name="P55"/>
      <text:p text:style-name="P56">User Stories</text:p>
      <text:p text:style-name="P57"/>
      <text:p text:style-name="P58">Viola</text:p>
      <text:list text:style-name="LFO3" text:continue-numbering="true">
        <text:list-item>
          <text:p text:style-name="P59">imposta tutto prima e fa meno<text:s/>modifiche possibili</text:p>
        </text:list-item>
        <text:list-item>
          <text:p text:style-name="P60">prima turni cucina,<text:s/>poi turni servizio</text:p>
        </text:list-item>
        <text:list-item>
          <text:p text:style-name="P61">l’app controlla i conflitti e le sovrapposizioni</text:p>
        </text:list-item>
        <text:list-item>
          <text:p text:style-name="P62">i turni sono modificabili fino a x tempo prima dell’evento</text:p>
          <text:list text:continue-numbering="true">
            <text:list-item>
              <text:p text:style-name="P63">solo l’organizzatore può togliere un turno all’ultimo</text:p>
            </text:list-item>
          </text:list>
        </text:list-item>
      </text:list>
      <text:p text:style-name="P64"/>
      <text:p text:style-name="P65">Alex</text:p>
      <text:list text:style-name="LFO3" text:continue-numbering="true">
        <text:list-item>
          <text:p text:style-name="P66">turni di cucina</text:p>
          <text:list text:continue-numbering="true">
            <text:list-item>
              <text:p text:style-name="P67">turni ricorrenti impostati in anticipo</text:p>
            </text:list-item>
            <text:list-item>
              <text:p text:style-name="P68">comunica i turni ai cuochi</text:p>
            </text:list-item>
            <text:list-item>
              <text:p text:style-name="P69">modifica dei turni avviene previa consultazione con i cuochi</text:p>
              <text:list text:continue-numbering="true">
                <text:list-item>
                  <text:p text:style-name="P70">la modifica porta a una nuova comunicazione</text:p>
                </text:list-item>
              </text:list>
            </text:list-item>
          </text:list>
        </text:list-item>
        <text:list-item>
          <text:p text:style-name="P71">turni di servizio</text:p>
          <text:list text:continue-numbering="true">
            <text:list-item>
              <text:p text:style-name="P72">possibilità di specificare tempo aggiuntivo in modo ricorrente</text:p>
            </text:list-item>
            <text:list-item>
              <text:p text:style-name="P73">disponibilità che può essere data fino a tot tempo prima dell’evento</text:p>
              <text:list text:continue-numbering="true">
                <text:list-item>
                  <text:p text:style-name="P74"><text:span text:style-name="T75">solo l’organizzatore può modificare le<text:s/></text:span><text:span text:style-name="T76">disponibilità</text:span><text:span text:style-name="T77"><text:s/>dopo quella data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EasyReadingPRO" svg:font-family="EasyReadingPRO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EasyReadingPRO" style:font-name-asian="N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EasyReadingPRO" style:font-name-asian="N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EasyReadingPRO" style:font-name-asian="N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EasyReadingPRO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EasyReadingPR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EasyReadingPRO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iuseppe Catalano</dc:creator>
    <meta:creation-date>2021-04-27T16:23:00Z</meta:creation-date>
    <dc:date>2021-05-03T10:26:00Z</dc:date>
    <meta:template xlink:href="Normal.dotm" xlink:type="simple"/>
    <meta:editing-cycles>6</meta:editing-cycles>
    <meta:editing-duration>PT3420S</meta:editing-duration>
    <meta:document-statistic meta:page-count="2" meta:paragraph-count="6" meta:word-count="489" meta:character-count="3272" meta:row-count="23" meta:non-whitespace-character-count="2789"/>
  </office:meta>
</office:document-meta>
</file>